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gradient" draw:fill-gradient-name="Blank_20_with_20_Gray" draw:gradient-step-count="0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start"/>
    </style:style>
    <style:style style:name="T1" style:family="text">
      <style:text-properties style:font-size-complex="3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סרביה</text:p>
          </draw:text-box>
        </draw:frame>
        <draw:frame presentation:style-name="pr2" draw:text-style-name="P2" draw:layer="layout" svg:width="25.191cm" svg:height="9.133cm" svg:x="1.399cm" svg:y="3.684cm" presentation:class="subtitle" presentation:user-transformed="true">
          <draw:text-box>
            <text:p><text:span text:style-name="T1">מגישים: רואי אלחרר,אריאל הצואל</text:span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4" draw:text-style-name="P1" draw:layer="layout" svg:width="25.191cm" svg:height="2.629cm" svg:x="1.399cm" svg:y="0.627cm" presentation:class="title" presentation:user-transformed="true">
          <draw:text-box>
            <text:p>תקציר הסיפור</text:p>
          </draw:text-box>
        </draw:frame>
        <draw:frame presentation:style-name="pr5" draw:text-style-name="P5" draw:layer="layout" svg:width="25.191cm" svg:height="9.133cm" svg:x="1.399cm" svg:y="3.684cm" presentation:class="outline" presentation:user-transformed="true">
          <draw:text-box>
            <text:p text:style-name="P4">מלך הסלבים ביקש מבנו להביא לו סוס קסם. נסיך הסרבים אסף אנשי חיל חמשת האנשים הכי טובים <text:s text:c="3"/>בכל סרביה <text:s text:c="2"/></text:p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 presentation:user-transformed="true">
          <draw:text-box>
            <text:p text:style-name="P7">גיבורי העלילה</text:p>
          </draw:text-box>
        </draw:frame>
        <draw:frame presentation:style-name="pr5" draw:text-style-name="P8" draw:layer="layout" svg:width="25.191cm" svg:height="9.133cm" svg:x="1.905cm" svg:y="3.81cm" presentation:class="outline" presentation:user-transformed="true">
          <draw:text-box>
            <text:list text:style-name="L2">
              <text:list-item>
                <text:p text:style-name="P7"><text:s text:c="2"/><text:span text:style-name="T2">מילוש אוביליץ' -</text:span><text:span text:style-name="T3"> <text:s/>מת ב-</text:span><text:span text:style-name="T3">1389</text:span><text:span text:style-name="T3">, היה אביר בשירותו של הנסיך לאזאר של סרביה. מילוש נחשב לגיבור לאומי סרבי, ועיקר פרסומו בפעולותיו בקרב קוסובו</text:span>. </text:p>
              </text:list-item>
              <text:list-item>
                <text:p text:style-name="P9"><text:span text:style-name="T4"><text:s text:c="3"/></text:span><text:span text:style-name="T5">בן של מלך הסלבים - </text:span><text:span text:style-name="T6">ראש הצוות שחיפש את סוס הקסם לשם כך ציווה לבנות ספינה, בחר את חמשת האמיצים שברעיו והפליג עימם למרחב הפתוח</text:span><text:span text:style-name="T4"> 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0T13:39:34.938492708</meta:creation-date>
    <dc:date>2021-12-23T17:04:39.546982608</dc:date>
    <meta:editing-duration>PT18H17M2S</meta:editing-duration>
    <meta:editing-cycles>3</meta:editing-cycles>
    <meta:generator>LibreOffice/7.2.4.1$Linux_X86_64 LibreOffice_project/20$Build-1</meta:generator>
    <meta:document-statistic meta:object-count="33"/>
  </office:meta>
</office:document-meta>
</file>